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12<text:span text:style-name="T3">Th</text:span> August 2014 Time : 12.15 PM to 13.30 PM , GMRT user's room 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CPK,SNK,SSS,NGK, DBB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641586125" text:style-name="L1">
              <text:list-item>
                <text:p text:style-name="P6">RRU updated that Online_V2 &amp; shared memory client code modified to display the DAS server messages on shared memory..</text:p>
                <text:p text:style-name="P6"/>
              </text:list-item>
              <text:list-item>
                <text:p text:style-name="P6">NMS updated that he is working on setting GAB refernce LO &amp; front end high level commands like setting solar attenuation, filter selection etc.</text:p>
                <text:p text:style-name="P6"/>
              </text:list-item>
              <text:list-item>
                <text:p text:style-name="P6">SNK updated tax program is ready &amp; available on GMRT web page. </text:p>
                <text:p text:style-name="P6">- Was busy with TCS.</text:p>
                <text:p text:style-name="P6">- Tax output self band shape and Mat mon will also come online.</text:p>
                <text:p text:style-name="P6"># NGK – asked SNK to put 8 MCM plot on Vanilla forum.</text:p>
                <text:p text:style-name="P6"/>
              </text:list-item>
              <text:list-item>
                <text:p text:style-name="P6">DBB updated that he is working on precession coordinate calculation using NOVAS library. Apparent calculation are now matching.</text:p>
                <text:p text:style-name="P6"># NGK asked to put all calculations related to precessed coordinate and Nutated coordinate.</text:p>
                <text:p text:style-name="P6"/>
              </text:list-item>
              <text:list-item>
                <text:p text:style-name="P6">SN updated that TCS is working on software architecture design &amp; UI design document.</text:p>
                <text:p text:style-name="P6"/>
              </text:list-item>
              <text:list-item>
                <text:p text:style-name="P6">SSS updated that point source single channel image generated using CasaPy.</text:p>
                <text:p text:style-name="P6"># NGK suggested </text:p>
                <text:p text:style-name="P6">- Take 3C source to show as LTA header.</text:p>
                <text:p text:style-name="P6">- Put box around source.</text:p>
                <text:p text:style-name="P6">- Take 150 channel.</text:p>
                <text:p text:style-name="P6">- Develop front end.</text:p>
                <text:p text:style-name="P6"/>
              </text:list-item>
              <text:list-item>
                <text:p text:style-name="P6">CPK updated that Dell has sent budgetary quote for server class machine.</text:p>
                <text:p text:style-name="P6">T420 model will be Online machine which is having 10 Gbps dual port link.</text:p>
                <text:p text:style-name="P6">Another t420 model has 1 Gbps link with single port.</text:p>
                <text:p text:style-name="P6">* Will sent inquiry for Dell monitor 27 inch model number P2714H.</text:p>
                <text:p text:style-name="P6">- 40 MCM fabrication initiated by Argus Technology. We have sent grbr file. It will take around 2 months time to complete.</text:p>
                <text:p text:style-name="P6">- 10 Miltec PC quotation sent to purchase.</text:p>
                <text:p text:style-name="P6"/>
              </text:list-item>
              <text:list-item>
                <text:p text:style-name="P6">October maintenance time testing was discussed among the team members. </text:p>
                <text:p text:style-name="P6">It was agreed that our focus will be on 3 antennae testing with 2 MCM &amp; 1 PC104 card.</text:p>
                <text:p text:style-name="P6">1 MCM card will act as OF+sentinel+FPS over serial link+ Back up link.</text:p>
                <text:p text:style-name="P6">1 MCM card will control front end system. (old FE system with New MCM card ).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8-12T14:51:57</dc:date>
    <dc:creator>teleset </dc:creator>
    <meta:editing-duration>P1DT16H50M47S</meta:editing-duration>
    <meta:editing-cycles>567</meta:editing-cycles>
    <meta:generator>LibreOffice/3.4$Linux LibreOffice_project/340m1$Build-602</meta:generator>
    <meta:document-statistic meta:table-count="1" meta:image-count="0" meta:object-count="0" meta:page-count="1" meta:paragraph-count="40" meta:word-count="376" meta:character-count="1989" meta:non-whitespace-character-count="1654"/>
  </office:meta>
</office:document-meta>
</file>